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2" style:family="paragraph"/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Fuentedepárrafopredeter." style:family="text">
      <style:text-properties style:font-name="Segoe UI Emoji" style:font-name-complex="Segoe UI Emoji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T2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P23" style:parent-style-name="Normal" style:list-style-name="LFO4" style:family="paragraph"/>
    <style:style style:name="P24" style:parent-style-name="Normal" style:list-style-name="LFO4" style:family="paragraph"/>
    <style:style style:name="T2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list-style-name="LFO5" style:family="paragraph"/>
    <style:style style:name="P28" style:parent-style-name="Normal" style:list-style-name="LFO5" style:family="paragraph"/>
    <style:style style:name="T29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P32" style:parent-style-name="Normal" style:list-style-name="LFO6" style:family="paragraph"/>
    <style:style style:name="P33" style:parent-style-name="Normal" style:list-style-name="LFO6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list-style-name="LFO7" style:family="paragraph"/>
    <style:style style:name="P38" style:parent-style-name="Normal" style:list-style-name="LFO7" style:family="paragraph"/>
    <style:style style:name="P39" style:parent-style-name="Normal" style:list-style-name="LFO7" style:family="paragraph"/>
    <style:style style:name="P40" style:parent-style-name="Normal" style:list-style-name="LFO7" style:family="paragraph"/>
    <style:style style:name="P41" style:parent-style-name="Normal" style:list-style-name="LFO7" style:family="paragraph"/>
    <style:style style:name="T42" style:parent-style-name="Fuentedepárrafopredeter." style:family="text">
      <style:text-properties style:font-name="Segoe UI Emoji" style:font-name-complex="Segoe UI Emoji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8" style:family="paragraph"/>
    <style:style style:name="P47" style:parent-style-name="Normal" style:list-style-name="LFO8" style:family="paragraph"/>
    <style:style style:name="P48" style:parent-style-name="Normal" style:list-style-name="LFO8" style:family="paragraph"/>
    <style:style style:name="P49" style:parent-style-name="Normal" style:list-style-name="LFO8" style:family="paragraph"/>
    <style:style style:name="T50" style:parent-style-name="Fuentedepárrafopredeter." style:family="text">
      <style:text-properties style:font-name="Segoe UI Emoji" style:font-name-complex="Segoe UI Emoji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list-style-name="LFO9" style:family="paragraph"/>
    <style:style style:name="P55" style:parent-style-name="Normal" style:list-style-name="LFO9" style:family="paragraph"/>
    <style:style style:name="P56" style:parent-style-name="Normal" style:list-style-name="LFO9" style:family="paragraph"/>
    <style:style style:name="P57" style:parent-style-name="Normal" style:list-style-name="LFO9" style:family="paragraph"/>
    <style:style style:name="P58" style:parent-style-name="Normal" style:list-style-name="LFO9" style:family="paragraph"/>
    <style:style style:name="P59" style:parent-style-name="Normal" style:list-style-name="LFO9" style:family="paragraph"/>
    <style:style style:name="P60" style:parent-style-name="Normal" style:list-style-name="LFO9" style:family="paragraph"/>
    <style:style style:name="P61" style:parent-style-name="Normal" style:list-style-name="LFO9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list-style-name="LFO10" style:family="paragraph"/>
    <style:style style:name="P66" style:parent-style-name="Normal" style:list-style-name="LFO10" style:family="paragraph"/>
    <style:style style:name="P67" style:parent-style-name="Normal" style:list-style-name="LFO10" style:family="paragraph"/>
    <style:style style:name="P68" style:parent-style-name="Normal" style:list-style-name="LFO10" style:family="paragraph"/>
    <style:style style:name="P69" style:parent-style-name="Normal" style:list-style-name="LFO10" style:family="paragraph"/>
    <style:style style:name="P70" style:parent-style-name="Normal" style:list-style-name="LFO10" style:family="paragraph"/>
    <style:style style:name="T71" style:parent-style-name="Fuentedepárrafopredeter." style:family="text">
      <style:text-properties style:font-name="Segoe UI Emoji" style:font-name-complex="Segoe UI Emoji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list-style-name="LFO11" style:family="paragraph"/>
    <style:style style:name="P76" style:parent-style-name="Normal" style:list-style-name="LFO11" style:family="paragraph"/>
    <style:style style:name="P77" style:parent-style-name="Normal" style:list-style-name="LFO11" style:family="paragraph"/>
    <style:style style:name="P78" style:parent-style-name="Normal" style:list-style-name="LFO11" style:family="paragraph"/>
    <style:style style:name="P79" style:parent-style-name="Normal" style:list-style-name="LFO11" style:family="paragraph"/>
    <style:style style:name="P80" style:parent-style-name="Normal" style:family="paragraph">
      <style:paragraph-properties fo:break-before="page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list-style-name="LFO12" style:family="paragraph"/>
    <style:style style:name="P86" style:parent-style-name="Normal" style:list-style-name="LFO12" style:family="paragraph"/>
    <style:style style:name="P87" style:parent-style-name="Normal" style:list-style-name="LFO12" style:family="paragraph"/>
    <style:style style:name="P88" style:parent-style-name="Normal" style:list-style-name="LFO13" style:family="paragraph"/>
    <style:style style:name="P89" style:parent-style-name="Normal" style:list-style-name="LFO13" style:family="paragraph"/>
    <style:style style:name="P90" style:parent-style-name="Normal" style:list-style-name="LFO13" style:family="paragraph"/>
    <style:style style:name="P91" style:parent-style-name="Normal" style:list-style-name="LFO13" style:family="paragraph"/>
    <style:style style:name="T92" style:parent-style-name="Fuentedepárrafopredeter." style:family="text">
      <style:text-properties style:font-name="Segoe UI Emoji" style:font-name-complex="Segoe UI Emoji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list-style-name="LFO14" style:family="paragraph"/>
    <style:style style:name="P97" style:parent-style-name="Normal" style:list-style-name="LFO14" style:family="paragraph"/>
    <style:style style:name="P98" style:parent-style-name="Normal" style:list-style-name="LFO15" style:family="paragraph"/>
    <style:style style:name="P99" style:parent-style-name="Normal" style:list-style-name="LFO15" style:family="paragraph"/>
    <style:style style:name="P100" style:parent-style-name="Normal" style:list-style-name="LFO15" style:family="paragraph"/>
    <style:style style:name="P101" style:parent-style-name="Normal" style:list-style-name="LFO15" style:family="paragraph"/>
    <style:style style:name="P102" style:parent-style-name="Normal" style:list-style-name="LFO16" style:family="paragraph"/>
    <style:style style:name="P103" style:parent-style-name="Normal" style:list-style-name="LFO16" style:family="paragraph"/>
    <style:style style:name="P104" style:parent-style-name="Normal" style:list-style-name="LFO16" style:family="paragraph"/>
    <style:style style:name="P105" style:parent-style-name="Normal" style:list-style-name="LFO16" style:family="paragraph"/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Normal" style:list-style-name="LFO17" style:family="paragraph"/>
    <style:style style:name="P110" style:parent-style-name="Normal" style:list-style-name="LFO17" style:family="paragraph"/>
    <style:style style:name="P111" style:parent-style-name="Normal" style:list-style-name="LFO17" style:family="paragraph"/>
    <style:style style:name="P112" style:parent-style-name="Normal" style:list-style-name="LFO17" style:family="paragraph"/>
    <style:style style:name="P113" style:parent-style-name="Normal" style:list-style-name="LFO17" style:family="paragraph"/>
    <style:style style:name="T114" style:parent-style-name="Fuentedepárrafopredeter." style:family="text">
      <style:text-properties style:font-name="Segoe UI Emoji" style:font-name-complex="Segoe UI Emoji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Normal" style:list-style-name="LFO18" style:family="paragraph"/>
    <style:style style:name="T119" style:parent-style-name="Fuentedepárrafopredeter." style:family="text">
      <style:text-properties style:font-name="Segoe UI Emoji" style:font-name-complex="Segoe UI Emoji"/>
    </style:style>
    <style:style style:name="P120" style:parent-style-name="Normal" style:list-style-name="LFO18" style:family="paragraph"/>
    <style:style style:name="T121" style:parent-style-name="Fuentedepárrafopredeter." style:family="text">
      <style:text-properties style:font-name="Segoe UI Emoji" style:font-name-complex="Segoe UI Emoji"/>
    </style:style>
    <style:style style:name="P122" style:parent-style-name="Normal" style:list-style-name="LFO18" style:family="paragraph"/>
    <style:style style:name="T123" style:parent-style-name="Fuentedepárrafopredeter." style:family="text">
      <style:text-properties style:font-name="Segoe UI Emoji" style:font-name-complex="Segoe UI Emoji"/>
    </style:style>
    <style:style style:name="P124" style:parent-style-name="Normal" style:list-style-name="LFO18" style:family="paragraph"/>
    <style:style style:name="T125" style:parent-style-name="Fuentedepárrafopredeter." style:family="text">
      <style:text-properties style:font-name="Segoe UI Emoji" style:font-name-complex="Segoe UI Emoji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127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list-style-name="LFO19" style:family="paragraph"/>
    <style:style style:name="P130" style:parent-style-name="Normal" style:list-style-name="LFO19" style:family="paragraph"/>
    <style:style style:name="P131" style:parent-style-name="Normal" style:list-style-name="LFO19" style:family="paragraph"/>
    <style:style style:name="P132" style:parent-style-name="Normal" style:list-style-name="LFO19" style:family="paragraph"/>
    <style:style style:name="P133" style:parent-style-name="Normal" style:list-style-name="LFO19" style:family="paragraph"/>
    <style:style style:name="T134" style:parent-style-name="Fuentedepárrafopredeter." style:family="text">
      <style:text-properties style:font-name="Segoe UI Emoji" style:font-name-complex="Segoe UI Emoji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Normal" style:list-style-name="LFO20" style:family="paragraph"/>
    <style:style style:name="P139" style:parent-style-name="Normal" style:list-style-name="LFO20" style:family="paragraph"/>
    <style:style style:name="P140" style:parent-style-name="Normal" style:list-style-name="LFO20" style:family="paragraph"/>
    <style:style style:name="P141" style:parent-style-name="Normal" style:list-style-name="LFO20" style:family="paragraph"/>
    <style:style style:name="T142" style:parent-style-name="Fuentedepárrafopredeter." style:family="text">
      <style:text-properties fo:font-weight="bold" style:font-weight-asian="bold" style:font-weight-complex="bold"/>
    </style:style>
    <style:style style:name="T14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Normal" style:list-style-name="LFO21" style:family="paragraph"/>
    <style:style style:name="P146" style:parent-style-name="Normal" style:list-style-name="LFO21" style:family="paragraph"/>
    <style:style style:name="P147" style:parent-style-name="Normal" style:list-style-name="LFO21" style:family="paragraph"/>
    <style:style style:name="P148" style:parent-style-name="Normal" style:list-style-name="LFO21" style:family="paragraph"/>
    <style:style style:name="P149" style:parent-style-name="Normal" style:list-style-name="LFO21" style:family="paragraph"/>
    <style:style style:name="P150" style:parent-style-name="Normal" style:list-style-name="LFO21" style:family="paragraph"/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P154" style:parent-style-name="Normal" style:list-style-name="LFO22" style:family="paragraph"/>
    <style:style style:name="P155" style:parent-style-name="Normal" style:list-style-name="LFO22" style:family="paragraph"/>
    <style:style style:name="P156" style:parent-style-name="Normal" style:list-style-name="LFO22" style:family="paragraph"/>
    <style:style style:name="P157" style:parent-style-name="Normal" style:list-style-name="LFO22" style:family="paragraph"/>
    <style:style style:name="P158" style:parent-style-name="Normal" style:list-style-name="LFO22" style:family="paragraph"/>
    <style:style style:name="T159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P161" style:parent-style-name="Normal" style:family="paragraph">
      <style:paragraph-properties fo:break-before="page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name="P166" style:parent-style-name="Normal" style:list-style-name="LFO23" style:family="paragraph"/>
    <style:style style:name="P167" style:parent-style-name="Normal" style:list-style-name="LFO23" style:family="paragraph"/>
    <style:style style:name="P168" style:parent-style-name="Normal" style:list-style-name="LFO23" style:family="paragraph"/>
    <style:style style:name="P169" style:parent-style-name="Normal" style:list-style-name="LFO23" style:family="paragraph"/>
    <style:style style:name="P170" style:parent-style-name="Normal" style:list-style-name="LFO23" style:family="paragraph"/>
    <style:style style:name="T171" style:parent-style-name="Fuentedepárrafopredeter." style:family="text">
      <style:text-properties style:font-name="Segoe UI Emoji" style:font-name-complex="Segoe UI Emoji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T173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P175" style:parent-style-name="Normal" style:list-style-name="LFO24" style:family="paragraph"/>
    <style:style style:name="P176" style:parent-style-name="Normal" style:list-style-name="LFO24" style:family="paragraph"/>
    <style:style style:name="P177" style:parent-style-name="Normal" style:list-style-name="LFO24" style:family="paragraph"/>
    <style:style style:name="P178" style:parent-style-name="Normal" style:list-style-name="LFO24" style:family="paragraph"/>
    <style:style style:name="T179" style:parent-style-name="Fuentedepárrafopredeter." style:family="text">
      <style:text-properties style:font-name="Segoe UI Emoji" style:font-name-complex="Segoe UI Emoji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T181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82" style:parent-style-name="Fuentedepárrafopredeter." style:family="text">
      <style:text-properties fo:font-weight="bold" style:font-weight-asian="bold" style:font-weight-complex="bold"/>
    </style:style>
    <style:style style:name="P183" style:parent-style-name="Normal" style:list-style-name="LFO25" style:family="paragraph"/>
    <style:style style:name="P184" style:parent-style-name="Normal" style:list-style-name="LFO25" style:family="paragraph"/>
    <style:style style:name="P185" style:parent-style-name="Normal" style:list-style-name="LFO25" style:family="paragraph"/>
    <style:style style:name="T186" style:parent-style-name="Fuentedepárrafopredeter." style:family="text">
      <style:text-properties style:font-name="Segoe UI Emoji" style:font-name-complex="Segoe UI Emoji"/>
    </style:style>
    <style:style style:name="T187" style:parent-style-name="Fuentedepárrafopredeter." style:family="text">
      <style:text-properties fo:font-weight="bold" style:font-weight-asian="bold" style:font-weight-complex="bold"/>
    </style:style>
    <style:style style:name="T188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P190" style:parent-style-name="Normal" style:list-style-name="LFO26" style:family="paragraph"/>
    <style:style style:name="P191" style:parent-style-name="Normal" style:list-style-name="LFO26" style:family="paragraph"/>
    <style:style style:name="P192" style:parent-style-name="Normal" style:list-style-name="LFO26" style:family="paragraph"/>
    <style:style style:name="P193" style:parent-style-name="Normal" style:list-style-name="LFO26" style:family="paragraph"/>
    <style:style style:name="P194" style:parent-style-name="Normal" style:list-style-name="LFO26" style:family="paragraph"/>
    <style:style style:name="T195" style:parent-style-name="Fuentedepárrafopredeter." style:family="text">
      <style:text-properties style:font-name="Segoe UI Emoji" style:font-name-complex="Segoe UI Emoji"/>
    </style:style>
    <style:style style:name="T196" style:parent-style-name="Fuentedepárrafopredeter." style:family="text">
      <style:text-properties fo:font-weight="bold" style:font-weight-asian="bold" style:font-weight-complex="bold"/>
    </style:style>
    <style:style style:name="T197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198" style:parent-style-name="Fuentedepárrafopredeter." style:family="text">
      <style:text-properties fo:font-weight="bold" style:font-weight-asian="bold" style:font-weight-complex="bold"/>
    </style:style>
    <style:style style:name="P199" style:parent-style-name="Normal" style:list-style-name="LFO27" style:family="paragraph"/>
    <style:style style:name="P200" style:parent-style-name="Normal" style:list-style-name="LFO27" style:family="paragraph"/>
    <style:style style:name="P201" style:parent-style-name="Normal" style:list-style-name="LFO27" style:family="paragraph"/>
    <style:style style:name="P202" style:parent-style-name="Normal" style:list-style-name="LFO27" style:family="paragraph"/>
    <style:style style:name="T203" style:parent-style-name="Fuentedepárrafopredeter." style:family="text">
      <style:text-properties style:font-name="Segoe UI Emoji" style:font-name-complex="Segoe UI Emoji"/>
    </style:style>
    <style:style style:name="T204" style:parent-style-name="Fuentedepárrafopredeter." style:family="text">
      <style:text-properties fo:font-weight="bold" style:font-weight-asian="bold" style:font-weight-complex="bold"/>
    </style:style>
    <style:style style:name="T205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206" style:parent-style-name="Fuentedepárrafopredeter." style:family="text">
      <style:text-properties fo:font-weight="bold" style:font-weight-asian="bold" style:font-weight-complex="bold"/>
    </style:style>
    <style:style style:name="P207" style:parent-style-name="Normal" style:list-style-name="LFO28" style:family="paragraph"/>
    <style:style style:name="P208" style:parent-style-name="Normal" style:list-style-name="LFO28" style:family="paragraph"/>
    <style:style style:name="P209" style:parent-style-name="Normal" style:list-style-name="LFO28" style:family="paragraph"/>
    <style:style style:name="P210" style:parent-style-name="Normal" style:list-style-name="LFO28" style:family="paragraph"/>
    <style:style style:name="P211" style:parent-style-name="Normal" style:list-style-name="LFO28" style:family="paragraph"/>
    <style:style style:name="P212" style:parent-style-name="Normal" style:list-style-name="LFO28" style:family="paragraph"/>
    <style:style style:name="T213" style:parent-style-name="Fuentedepárrafopredeter." style:family="text">
      <style:text-properties fo:font-weight="bold" style:font-weight-asian="bold" style:font-weight-complex="bold"/>
    </style:style>
    <style:style style:name="T214" style:parent-style-name="Fuentedepárrafopredeter." style:family="text">
      <style:text-properties style:font-name="Segoe UI Symbol" style:font-name-complex="Segoe UI Symbol" fo:font-weight="bold" style:font-weight-asian="bold" style:font-weight-complex="bold"/>
    </style:style>
    <style:style style:name="T215" style:parent-style-name="Fuentedepárrafopredeter." style:family="text">
      <style:text-properties fo:font-weight="bold" style:font-weight-asian="bold" style:font-weight-complex="bold"/>
    </style:style>
    <style:style style:name="P216" style:parent-style-name="Normal" style:list-style-name="LFO29" style:family="paragraph"/>
    <style:style style:name="P217" style:parent-style-name="Normal" style:list-style-name="LFO29" style:family="paragraph"/>
    <style:style style:name="P218" style:parent-style-name="Normal" style:list-style-name="LFO29" style:family="paragraph"/>
    <style:style style:name="P219" style:parent-style-name="Normal" style:list-style-name="LFO29" style:family="paragraph"/>
    <style:style style:name="T220" style:parent-style-name="Fuentedepárrafopredeter." style:family="text">
      <style:text-properties style:font-name="Segoe UI Emoji" style:font-name-complex="Segoe UI Emoji"/>
    </style:style>
    <style:style style:name="T22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T223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24" style:parent-style-name="Fuentedepárrafopredeter." style:family="text">
      <style:text-properties fo:font-weight="bold" style:font-weight-asian="bold" style:font-weight-complex="bold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MENTORÍA 4 – EL DON</text:p>
      <text:p text:style-name="P2">Conceptos clave</text:p>
      <text:p text:style-name="Normal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">1️</text:span><text:span text:style-name="T4">⃣</text:span><text:span text:style-name="T5"><text:s/>¿Qué es el don?</text:span></text:p>
      <text:list text:style-name="LFO2" text:continue-numbering="true">
        <text:list-item>
          <text:p text:style-name="P6">La persona es un don.</text:p>
        </text:list-item>
        <text:list-item>
          <text:p text:style-name="P7">El don no es algo superficial.</text:p>
        </text:list-item>
        <text:list-item>
          <text:p text:style-name="P8">Tiene que ver con la propia existencia.</text:p>
        </text:list-item>
        <text:list-item>
          <text:p text:style-name="P9">La vida misma es un regalo.</text:p>
        </text:list-item>
        <text:list-item>
          <text:p text:style-name="P10">No elegimos existir → la vida nos ha sido dada.</text:p>
        </text:list-item>
      </text:list>
      <text:p text:style-name="Normal"><text:span text:style-name="T11">👉</text:span><text:s/>Ser don significa reconocer que mi vida es un regalo.</text:p>
      <text:p text:style-name="Normal"><draw:custom-shape svg:x="0in" svg:y="0in" svg:width="45.5104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">2️</text:span><text:span text:style-name="T13">⃣</text:span><text:span text:style-name="T14"><text:s/>Características del don</text:span></text:p>
      <text:p text:style-name="Normal"><text:span text:style-name="T15">🔹</text:span><text:span text:style-name="T16"><text:s/>1. Nos ha sido regalado</text:span></text:p>
      <text:list text:style-name="LFO3" text:continue-numbering="true">
        <text:list-item>
          <text:p text:style-name="P17">No lo hemos elegido.</text:p>
        </text:list-item>
        <text:list-item>
          <text:p text:style-name="P18">No lo hemos merecido.</text:p>
        </text:list-item>
        <text:list-item>
          <text:p text:style-name="P19">La existencia es algo recibido.</text:p>
        </text:list-item>
      </text:list>
      <text:p text:style-name="Normal"><text:span text:style-name="T20">🔹</text:span><text:span text:style-name="T21"><text:s/>2. Es gratuito y desinteresado</text:span></text:p>
      <text:list text:style-name="LFO4" text:continue-numbering="true">
        <text:list-item>
          <text:p text:style-name="P22">Se da sin pedir nada a cambio.</text:p>
        </text:list-item>
        <text:list-item>
          <text:p text:style-name="P23">No busca devolución.</text:p>
        </text:list-item>
        <text:list-item>
          <text:p text:style-name="P24">Se realiza cuando es acogido.</text:p>
        </text:list-item>
      </text:list>
      <text:p text:style-name="Normal"><text:span text:style-name="T25">🔹</text:span><text:span text:style-name="T26"><text:s/>3. Necesita libertad</text:span></text:p>
      <text:list text:style-name="LFO5" text:continue-numbering="true">
        <text:list-item>
          <text:p text:style-name="P27">Solo puede ejercerse libremente.</text:p>
        </text:list-item>
        <text:list-item>
          <text:p text:style-name="P28">Tanto para darlo como para acogerlo.</text:p>
        </text:list-item>
      </text:list>
      <text:p text:style-name="Normal"><text:span text:style-name="T29">🔹</text:span><text:span text:style-name="T30"><text:s/>4. Es nuestra contribución única al mundo</text:span></text:p>
      <text:list text:style-name="LFO6" text:continue-numbering="true">
        <text:list-item>
          <text:p text:style-name="P31">Cada persona es única e irrepetible.</text:p>
        </text:list-item>
        <text:list-item>
          <text:p text:style-name="P32">Cada uno aporta algo que nadie más puede aportar igual.</text:p>
        </text:list-item>
        <text:list-item>
          <text:p text:style-name="P33">El don se concreta cuando se pone en juego.</text:p>
        </text:list-item>
      </text:list>
      <text:p text:style-name="Normal"><draw:custom-shape svg:x="0in" svg:y="0in" svg:width="45.51042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3️</text:span><text:span text:style-name="T35">⃣</text:span><text:span text:style-name="T36"><text:s/>La persona es única e irrepetible</text:span></text:p>
      <text:list text:style-name="LFO7" text:continue-numbering="true">
        <text:list-item>
          <text:p text:style-name="P37">Cada persona tiene:</text:p>
          <text:soft-page-break/>
          <text:list text:continue-numbering="true">
            <text:list-item>
              <text:p text:style-name="P38">Capacidades innatas (temperamento).</text:p>
            </text:list-item>
            <text:list-item>
              <text:p text:style-name="P39">Capacidades adquiridas (carácter).</text:p>
            </text:list-item>
          </text:list>
        </text:list-item>
        <text:list-item>
          <text:p text:style-name="P40">Se desarrollan usando la libertad.</text:p>
        </text:list-item>
        <text:list-item>
          <text:p text:style-name="P41">Somos únicos por nuestra manera de ser.</text:p>
        </text:list-item>
      </text:list>
      <text:p text:style-name="Normal"><text:span text:style-name="T42">👉</text:span><text:s/>En este sentido, cada persona “tiene” un don.</text:p>
      <text:p text:style-name="Normal"><draw:custom-shape svg:x="0in" svg:y="0in" svg:width="45.5104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3">4️</text:span><text:span text:style-name="T44">⃣</text:span><text:span text:style-name="T45"><text:s/>La vida como regalo</text:span></text:p>
      <text:list text:style-name="LFO8" text:continue-numbering="true">
        <text:list-item>
          <text:p text:style-name="P46">Nadie elige existir.</text:p>
        </text:list-item>
        <text:list-item>
          <text:p text:style-name="P47">La existencia es dada.</text:p>
        </text:list-item>
        <text:list-item>
          <text:p text:style-name="P48">La persona no se da la vida a sí misma.</text:p>
        </text:list-item>
        <text:list-item>
          <text:p text:style-name="P49">Reconocer esto lleva al agradecimiento.</text:p>
        </text:list-item>
      </text:list>
      <text:p text:style-name="Normal"><text:span text:style-name="T50">👉</text:span><text:s/>La vida es un don.</text:p>
      <text:p text:style-name="Normal"><draw:custom-shape svg:x="0in" svg:y="0in" svg:width="45.5104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5️</text:span><text:span text:style-name="T52">⃣</text:span><text:span text:style-name="T53"><text:s/>El don lleva a darse</text:span></text:p>
      <text:list text:style-name="LFO9" text:continue-numbering="true">
        <text:list-item>
          <text:p text:style-name="P54">Del reconocimiento del don nace:</text:p>
          <text:list text:continue-numbering="true">
            <text:list-item>
              <text:p text:style-name="P55">Agradecimiento.</text:p>
            </text:list-item>
            <text:list-item>
              <text:p text:style-name="P56">Deseo de compartir.</text:p>
            </text:list-item>
            <text:list-item>
              <text:p text:style-name="P57">Necesidad de donar lo recibido.</text:p>
            </text:list-item>
          </text:list>
        </text:list-item>
        <text:list-item>
          <text:p text:style-name="P58">Donarse conduce a:</text:p>
          <text:list text:continue-numbering="true">
            <text:list-item>
              <text:p text:style-name="P59">Plenitud.</text:p>
            </text:list-item>
            <text:list-item>
              <text:p text:style-name="P60">Felicidad.</text:p>
            </text:list-item>
            <text:list-item>
              <text:p text:style-name="P61">Alegría.</text:p>
            </text:list-item>
          </text:list>
        </text:list-item>
      </text:list>
      <text:p text:style-name="Normal">Frase clave:</text:p>
      <text:p text:style-name="Normal">La persona encuentra su plenitud cuando se da.</text:p>
      <text:p text:style-name="Normal"><draw:custom-shape svg:x="0in" svg:y="0in" svg:width="45.51042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6️</text:span><text:span text:style-name="T63">⃣</text:span><text:span text:style-name="T64"><text:s/>Don y plenitud</text:span></text:p>
      <text:list text:style-name="LFO10" text:continue-numbering="true">
        <text:list-item>
          <text:p text:style-name="P65">Cuando nuestras acciones responden a nuestro ser,<text:line-break/>la vida se vive con sentido.</text:p>
        </text:list-item>
        <text:list-item>
          <text:p text:style-name="P66">La vida adquiere plenitud cuando:</text:p>
          <text:list text:continue-numbering="true">
            <text:list-item>
              <text:p text:style-name="P67">Hay gratuidad.</text:p>
            </text:list-item>
            <text:list-item>
              <text:p text:style-name="P68">Hay colaboración.</text:p>
            </text:list-item>
            <text:list-item>
              <text:p text:style-name="P69">Hay apertura.</text:p>
            </text:list-item>
            <text:list-item>
              <text:p text:style-name="P70">Hay servicio.</text:p>
            </text:list-item>
          </text:list>
        </text:list-item>
      </text:list>
      <text:p text:style-name="Normal"><text:span text:style-name="T71">👉</text:span><text:s/>Un signo de que estoy viviendo mi don es la alegría.</text:p>
      <text:p text:style-name="Normal"><draw:custom-shape svg:x="0in" svg:y="0in" svg:width="45.51042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7️</text:span><text:span text:style-name="T73">⃣</text:span><text:span text:style-name="T74"><text:s/>Idea central de la Mentoría 4</text:span></text:p>
      <text:list text:style-name="LFO11" text:continue-numbering="true">
        <text:list-item>
          <text:p text:style-name="P75">La persona no solo tiene un don.</text:p>
        </text:list-item>
        <text:list-item>
          <text:p text:style-name="P76">La persona es un don.</text:p>
        </text:list-item>
        <text:list-item>
          <text:p text:style-name="P77">Está llamada a donarse.</text:p>
        </text:list-item>
        <text:list-item>
          <text:p text:style-name="P78">La plenitud se alcanza en el servicio.</text:p>
        </text:list-item>
        <text:list-item>
          <text:p text:style-name="P79">La libertad es clave para desplegar el don.</text:p>
        </text:list-item>
      </text:list>
      <text:p text:style-name="P80"/>
      <text:soft-page-break/>
      <text:p text:style-name="P81">TEMA 7 – SER UNIVERSITARIO</text:p>
      <text:p text:style-name="Normal"><draw:custom-shape svg:x="0in" svg:y="0in" svg:width="45.51042in" svg:height="0.00139in" draw:z-index="0" draw:id="id7" draw:style-name="a7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2">1️</text:span><text:span text:style-name="T83">⃣</text:span><text:span text:style-name="T84"><text:s/>¿Qué significa ser universitario?</text:span></text:p>
      <text:p text:style-name="Normal">No es solo:</text:p>
      <text:list text:style-name="LFO12" text:continue-numbering="true">
        <text:list-item>
          <text:p text:style-name="P85">Estar matriculado.</text:p>
        </text:list-item>
        <text:list-item>
          <text:p text:style-name="P86">Obtener un título.</text:p>
        </text:list-item>
        <text:list-item>
          <text:p text:style-name="P87">Prepararse para trabajar.</text:p>
        </text:list-item>
      </text:list>
      <text:p text:style-name="Normal">Es:</text:p>
      <text:list text:style-name="LFO13" text:continue-numbering="true">
        <text:list-item>
          <text:p text:style-name="P88">Una actitud ante la vida.</text:p>
        </text:list-item>
        <text:list-item>
          <text:p text:style-name="P89">Una búsqueda constante de la verdad.</text:p>
        </text:list-item>
        <text:list-item>
          <text:p text:style-name="P90">Una etapa de crecimiento personal.</text:p>
        </text:list-item>
        <text:list-item>
          <text:p text:style-name="P91">Un compromiso con la formación integral.</text:p>
        </text:list-item>
      </text:list>
      <text:p text:style-name="Normal"><text:span text:style-name="T92">👉</text:span><text:s/>Ser universitario es vivir esta etapa como algo transformador.</text:p>
      <text:p text:style-name="Normal"><draw:custom-shape svg:x="0in" svg:y="0in" svg:width="45.51042in" svg:height="0.00139in" draw:z-index="0" draw:id="id8" draw:style-name="a8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3">2️</text:span><text:span text:style-name="T94">⃣</text:span><text:span text:style-name="T95"><text:s/>¿Qué es la Universidad?</text:span></text:p>
      <text:p text:style-name="Normal">No es solo:</text:p>
      <text:list text:style-name="LFO14" text:continue-numbering="true">
        <text:list-item>
          <text:p text:style-name="P96">Un centro de estudios.</text:p>
        </text:list-item>
        <text:list-item>
          <text:p text:style-name="P97">Un trámite para conseguir empleo.</text:p>
        </text:list-item>
      </text:list>
      <text:p text:style-name="Normal">Es:</text:p>
      <text:list text:style-name="LFO15" text:continue-numbering="true">
        <text:list-item>
          <text:p text:style-name="P98">Comunidad de maestros y alumnos.</text:p>
        </text:list-item>
        <text:list-item>
          <text:p text:style-name="P99">Espacio de diálogo y búsqueda.</text:p>
        </text:list-item>
        <text:list-item>
          <text:p text:style-name="P100">Lugar de formación integral.</text:p>
        </text:list-item>
        <text:list-item>
          <text:p text:style-name="P101">Lugar donde se aprende a pensar.</text:p>
        </text:list-item>
      </text:list>
      <text:p text:style-name="Normal">Origen:</text:p>
      <text:list text:style-name="LFO16" text:continue-numbering="true">
        <text:list-item>
          <text:p text:style-name="P102">Siglo XIII.</text:p>
        </text:list-item>
        <text:list-item>
          <text:p text:style-name="P103">“Universitas” = totalidad, universalidad.</text:p>
        </text:list-item>
        <text:list-item>
          <text:p text:style-name="P104">Lengua común: latín.</text:p>
        </text:list-item>
        <text:list-item>
          <text:p text:style-name="P105">Nace como búsqueda compartida de la verdad.</text:p>
        </text:list-item>
      </text:list>
      <text:p text:style-name="Normal"><draw:custom-shape svg:x="0in" svg:y="0in" svg:width="45.51042in" svg:height="0.00139in" draw:z-index="0" draw:id="id9" draw:style-name="a9" draw:name="Horizontal Line 1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6">3️</text:span><text:span text:style-name="T107">⃣</text:span><text:span text:style-name="T108"><text:s/>Misión de la Universidad</text:span></text:p>
      <text:p text:style-name="Normal">No solo transmitir conocimientos técnicos.</text:p>
      <text:soft-page-break/>
      <text:p text:style-name="Normal">Su misión es:</text:p>
      <text:list text:style-name="LFO17" text:continue-numbering="true">
        <text:list-item>
          <text:p text:style-name="P109">Formar personas completas.</text:p>
        </text:list-item>
        <text:list-item>
          <text:p text:style-name="P110">Desarrollar el espíritu crítico.</text:p>
        </text:list-item>
        <text:list-item>
          <text:p text:style-name="P111">Integrar saberes.</text:p>
        </text:list-item>
        <text:list-item>
          <text:p text:style-name="P112">Educar el carácter.</text:p>
        </text:list-item>
        <text:list-item>
          <text:p text:style-name="P113">Preparar para servir a la sociedad.</text:p>
        </text:list-item>
      </text:list>
      <text:p text:style-name="Normal"><text:span text:style-name="T114">👉</text:span><text:s/>No solo formar profesionales, sino personas.</text:p>
      <text:p text:style-name="Normal"><draw:custom-shape svg:x="0in" svg:y="0in" svg:width="45.51042in" svg:height="0.00139in" draw:z-index="0" draw:id="id10" draw:style-name="a10" draw:name="Horizontal Line 1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5">4️</text:span><text:span text:style-name="T116">⃣</text:span><text:span text:style-name="T117"><text:s/>Los 4 pilares del ser universitario</text:span></text:p>
      <text:list text:style-name="LFO18" text:continue-numbering="true">
        <text:list-item>
          <text:p text:style-name="P118"><text:span text:style-name="T119">🔎</text:span><text:s/>Búsqueda de la verdad</text:p>
        </text:list-item>
        <text:list-item>
          <text:p text:style-name="P120"><text:span text:style-name="T121">🌱</text:span><text:s/>Formación integral</text:p>
        </text:list-item>
        <text:list-item>
          <text:p text:style-name="P122"><text:span text:style-name="T123">🔗</text:span><text:s/>Síntesis de saberes</text:p>
        </text:list-item>
        <text:list-item>
          <text:p text:style-name="P124"><text:span text:style-name="T125">🤝</text:span><text:s/>Servicio a la sociedad</text:p>
        </text:list-item>
      </text:list>
      <text:p text:style-name="Normal"><draw:custom-shape svg:x="0in" svg:y="0in" svg:width="45.51042in" svg:height="0.00139in" draw:z-index="0" draw:id="id11" draw:style-name="a11" draw:name="Horizontal Line 1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6">5️</text:span><text:span text:style-name="T127">⃣</text:span><text:span text:style-name="T128"><text:s/>Formación integral</text:span></text:p>
      <text:p text:style-name="Normal">Implica desarrollar:</text:p>
      <text:list text:style-name="LFO19" text:continue-numbering="true">
        <text:list-item>
          <text:p text:style-name="P129">Dimensión intelectual.</text:p>
        </text:list-item>
        <text:list-item>
          <text:p text:style-name="P130">Dimensión ética.</text:p>
        </text:list-item>
        <text:list-item>
          <text:p text:style-name="P131">Dimensión social.</text:p>
        </text:list-item>
        <text:list-item>
          <text:p text:style-name="P132">Dimensión afectiva.</text:p>
        </text:list-item>
        <text:list-item>
          <text:p text:style-name="P133">Dimensión espiritual.</text:p>
        </text:list-item>
      </text:list>
      <text:p text:style-name="Normal"><text:span text:style-name="T134">👉</text:span><text:s/>No solo saber más, sino ser mejor.</text:p>
      <text:p text:style-name="Normal"><draw:custom-shape svg:x="0in" svg:y="0in" svg:width="45.51042in" svg:height="0.00139in" draw:z-index="0" draw:id="id12" draw:style-name="a12" draw:name="Horizontal Line 1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5">6️</text:span><text:span text:style-name="T136">⃣</text:span><text:span text:style-name="T137"><text:s/>Relación maestro–alumno</text:span></text:p>
      <text:list text:style-name="LFO20" text:continue-numbering="true">
        <text:list-item>
          <text:p text:style-name="P138">Relación personal.</text:p>
        </text:list-item>
        <text:list-item>
          <text:p text:style-name="P139">No es solo transmisión de datos.</text:p>
        </text:list-item>
        <text:list-item>
          <text:p text:style-name="P140">El profesor acompaña el crecimiento.</text:p>
        </text:list-item>
        <text:list-item>
          <text:p text:style-name="P141">El alumno es protagonista.</text:p>
        </text:list-item>
      </text:list>
      <text:p text:style-name="Normal"><draw:custom-shape svg:x="0in" svg:y="0in" svg:width="45.51042in" svg:height="0.00139in" draw:z-index="0" draw:id="id13" draw:style-name="a13" draw:name="Horizontal Line 1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2">7️</text:span><text:span text:style-name="T143">⃣</text:span><text:span text:style-name="T144"><text:s/>Actitud del verdadero universitario</text:span></text:p>
      <text:soft-page-break/>
      <text:list text:style-name="LFO21" text:continue-numbering="true">
        <text:list-item>
          <text:p text:style-name="P145">No pasar por la universidad como un “baúl cerrado”.</text:p>
        </text:list-item>
        <text:list-item>
          <text:p text:style-name="P146">Tener curiosidad intelectual.</text:p>
        </text:list-item>
        <text:list-item>
          <text:p text:style-name="P147">Buscar profundidad.</text:p>
        </text:list-item>
        <text:list-item>
          <text:p text:style-name="P148">Hacerse preguntas.</text:p>
        </text:list-item>
        <text:list-item>
          <text:p text:style-name="P149">Integrar teoría y vida.</text:p>
        </text:list-item>
        <text:list-item>
          <text:p text:style-name="P150">Responsabilidad personal.</text:p>
        </text:list-item>
      </text:list>
      <text:p text:style-name="Normal"><draw:custom-shape svg:x="0in" svg:y="0in" svg:width="45.51042in" svg:height="0.00139in" draw:z-index="0" draw:id="id14" draw:style-name="a14" draw:name="Horizontal Line 1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1">8️</text:span><text:span text:style-name="T152">⃣</text:span><text:span text:style-name="T153"><text:s/>Idea central del tema</text:span></text:p>
      <text:p text:style-name="Normal">Ser universitario significa:</text:p>
      <text:list text:style-name="LFO22" text:continue-numbering="true">
        <text:list-item>
          <text:p text:style-name="P154">Buscar la verdad.</text:p>
        </text:list-item>
        <text:list-item>
          <text:p text:style-name="P155">Formarse integralmente.</text:p>
        </text:list-item>
        <text:list-item>
          <text:p text:style-name="P156">Integrar conocimientos.</text:p>
        </text:list-item>
        <text:list-item>
          <text:p text:style-name="P157">Servir a la sociedad.</text:p>
        </text:list-item>
        <text:list-item>
          <text:p text:style-name="P158">Convertir el estudio en proyecto de vida.</text:p>
        </text:list-item>
      </text:list>
      <text:p text:style-name="Normal"><draw:custom-shape svg:x="0in" svg:y="0in" svg:width="45.51042in" svg:height="0.00139in" draw:z-index="0" draw:id="id15" draw:style-name="a15" draw:name="Horizontal Line 1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9">🎯</text:span><text:span text:style-name="T160"><text:s/>Resumen ultra breve para examen</text:span></text:p>
      <text:p text:style-name="Normal">Ser universitario no es solo estudiar para trabajar.<text:line-break/>Es una actitud de búsqueda de la verdad, crecimiento personal y servicio a la sociedad, viviendo la formación como desarrollo integral.</text:p>
      <text:p text:style-name="P161"/>
      <text:soft-page-break/>
      <text:p text:style-name="P162">TEMA 8 – BÚSQUEDA DE LA VERDAD</text:p>
      <text:p text:style-name="Normal"><draw:custom-shape svg:x="0in" svg:y="0in" svg:width="45.51042in" svg:height="0.00139in" draw:z-index="0" draw:id="id16" draw:style-name="a16" draw:name="Horizontal Line 1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3">1️</text:span><text:span text:style-name="T164">⃣</text:span><text:span text:style-name="T165"><text:s/>¿Qué es la verdad?</text:span></text:p>
      <text:list text:style-name="LFO23" text:continue-numbering="true">
        <text:list-item>
          <text:p text:style-name="P166">No es solo información.</text:p>
        </text:list-item>
        <text:list-item>
          <text:p text:style-name="P167">No es solo opinión.</text:p>
        </text:list-item>
        <text:list-item>
          <text:p text:style-name="P168">No es lo que “me parece”.</text:p>
        </text:list-item>
        <text:list-item>
          <text:p text:style-name="P169">Es la adecuación entre lo que pienso y la realidad.</text:p>
        </text:list-item>
        <text:list-item>
          <text:p text:style-name="P170">Es descubrir cómo son las cosas realmente.</text:p>
        </text:list-item>
      </text:list>
      <text:p text:style-name="Normal"><text:span text:style-name="T171">👉</text:span><text:s/>Buscar la verdad es querer conocer la realidad tal como es.</text:p>
      <text:p text:style-name="Normal"><draw:custom-shape svg:x="0in" svg:y="0in" svg:width="45.51042in" svg:height="0.00139in" draw:z-index="0" draw:id="id17" draw:style-name="a17" draw:name="Horizontal Line 1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2">2️</text:span><text:span text:style-name="T173">⃣</text:span><text:span text:style-name="T174"><text:s/>El ser humano y la verdad</text:span></text:p>
      <text:list text:style-name="LFO24" text:continue-numbering="true">
        <text:list-item>
          <text:p text:style-name="P175">El ser humano está hecho para conocer.</text:p>
        </text:list-item>
        <text:list-item>
          <text:p text:style-name="P176">Tiene inteligencia y libertad.</text:p>
        </text:list-item>
        <text:list-item>
          <text:p text:style-name="P177">Tiene deseo natural de verdad.</text:p>
        </text:list-item>
        <text:list-item>
          <text:p text:style-name="P178">Sin verdad, no hay sentido.</text:p>
        </text:list-item>
      </text:list>
      <text:p text:style-name="Normal"><text:span text:style-name="T179">👉</text:span><text:s/>Vivir sin buscar la verdad empobrece la vida.</text:p>
      <text:p text:style-name="Normal"><draw:custom-shape svg:x="0in" svg:y="0in" svg:width="45.51042in" svg:height="0.00139in" draw:z-index="0" draw:id="id18" draw:style-name="a18" draw:name="Horizontal Line 1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0">3️</text:span><text:span text:style-name="T181">⃣</text:span><text:span text:style-name="T182"><text:s/>Verdad y libertad</text:span></text:p>
      <text:list text:style-name="LFO25" text:continue-numbering="true">
        <text:list-item>
          <text:p text:style-name="P183">La libertad necesita verdad.</text:p>
        </text:list-item>
        <text:list-item>
          <text:p text:style-name="P184">Sin verdad, la libertad se convierte en capricho.</text:p>
        </text:list-item>
        <text:list-item>
          <text:p text:style-name="P185">Con verdad, la libertad se orienta al bien.</text:p>
        </text:list-item>
      </text:list>
      <text:p text:style-name="Normal"><text:span text:style-name="T186">👉</text:span><text:s/>La verdad no limita, orienta.</text:p>
      <text:p text:style-name="Normal"><draw:custom-shape svg:x="0in" svg:y="0in" svg:width="45.51042in" svg:height="0.00139in" draw:z-index="0" draw:id="id19" draw:style-name="a19" draw:name="Horizontal Line 1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7">4️</text:span><text:span text:style-name="T188">⃣</text:span><text:span text:style-name="T189"><text:s/>Obstáculos para la verdad</text:span></text:p>
      <text:list text:style-name="LFO26" text:continue-numbering="true">
        <text:list-item>
          <text:p text:style-name="P190">Relativismo (“todo es igual”).</text:p>
        </text:list-item>
        <text:list-item>
          <text:p text:style-name="P191">Superficialidad.</text:p>
        </text:list-item>
        <text:list-item>
          <text:p text:style-name="P192">Falta de esfuerzo intelectual.</text:p>
        </text:list-item>
        <text:list-item>
          <text:p text:style-name="P193">Conformismo.</text:p>
        </text:list-item>
        <text:list-item>
          <text:p text:style-name="P194">Ideología cerrada.</text:p>
        </text:list-item>
      </text:list>
      <text:p text:style-name="Normal"><text:span text:style-name="T195">👉</text:span><text:s/>Buscar la verdad exige esfuerzo y humildad.</text:p>
      <text:soft-page-break/>
      <text:p text:style-name="Normal"><draw:custom-shape svg:x="0in" svg:y="0in" svg:width="45.51042in" svg:height="0.00139in" draw:z-index="0" draw:id="id20" draw:style-name="a20" draw:name="Horizontal Line 1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6">5️</text:span><text:span text:style-name="T197">⃣</text:span><text:span text:style-name="T198"><text:s/>Verdad y universidad</text:span></text:p>
      <text:p text:style-name="Normal">La universidad:</text:p>
      <text:list text:style-name="LFO27" text:continue-numbering="true">
        <text:list-item>
          <text:p text:style-name="P199">Es lugar de búsqueda de la verdad.</text:p>
        </text:list-item>
        <text:list-item>
          <text:p text:style-name="P200">No debe reducirse a técnica.</text:p>
        </text:list-item>
        <text:list-item>
          <text:p text:style-name="P201">Debe integrar saberes.</text:p>
        </text:list-item>
        <text:list-item>
          <text:p text:style-name="P202">Debe fomentar pensamiento crítico.</text:p>
        </text:list-item>
      </text:list>
      <text:p text:style-name="Normal"><text:span text:style-name="T203">👉</text:span><text:s/>Sin búsqueda de la verdad, la universidad pierde su sentido.</text:p>
      <text:p text:style-name="Normal"><draw:custom-shape svg:x="0in" svg:y="0in" svg:width="45.51042in" svg:height="0.00139in" draw:z-index="0" draw:id="id21" draw:style-name="a21" draw:name="Horizontal Line 1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4">6️</text:span><text:span text:style-name="T205">⃣</text:span><text:span text:style-name="T206"><text:s/>Actitudes necesarias para buscar la verdad</text:span></text:p>
      <text:list text:style-name="LFO28" text:continue-numbering="true">
        <text:list-item>
          <text:p text:style-name="P207">Humildad intelectual.</text:p>
        </text:list-item>
        <text:list-item>
          <text:p text:style-name="P208">Apertura.</text:p>
        </text:list-item>
        <text:list-item>
          <text:p text:style-name="P209">Capacidad de diálogo.</text:p>
        </text:list-item>
        <text:list-item>
          <text:p text:style-name="P210">Rigor.</text:p>
        </text:list-item>
        <text:list-item>
          <text:p text:style-name="P211">Estudio profundo.</text:p>
        </text:list-item>
        <text:list-item>
          <text:p text:style-name="P212">Espíritu crítico.</text:p>
        </text:list-item>
      </text:list>
      <text:p text:style-name="Normal"><draw:custom-shape svg:x="0in" svg:y="0in" svg:width="45.51042in" svg:height="0.00139in" draw:z-index="0" draw:id="id22" draw:style-name="a22" draw:name="Horizontal Line 1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3">7️</text:span><text:span text:style-name="T214">⃣</text:span><text:span text:style-name="T215"><text:s/>Verdad y plenitud</text:span></text:p>
      <text:list text:style-name="LFO29" text:continue-numbering="true">
        <text:list-item>
          <text:p text:style-name="P216">La verdad da sentido.</text:p>
        </text:list-item>
        <text:list-item>
          <text:p text:style-name="P217">Ilumina la vida.</text:p>
        </text:list-item>
        <text:list-item>
          <text:p text:style-name="P218">Permite decisiones responsables.</text:p>
        </text:list-item>
        <text:list-item>
          <text:p text:style-name="P219">Conduce a la madurez personal.</text:p>
        </text:list-item>
      </text:list>
      <text:p text:style-name="Normal"><text:span text:style-name="T220">👉</text:span><text:s/>La búsqueda de la verdad no es solo académica, es existencial.</text:p>
      <text:p text:style-name="Normal"><draw:custom-shape svg:x="0in" svg:y="0in" svg:width="45.51042in" svg:height="0.00139in" draw:z-index="0" draw:id="id23" draw:style-name="a23" draw:name="Horizontal Line 1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1">🎯</text:span><text:span text:style-name="T222"><text:s/>Idea central del Tema 8</text:span></text:p>
      <text:p text:style-name="Normal">El ser humano está llamado a buscar la verdad.<text:line-break/>La universidad es el lugar privilegiado para esa búsqueda.<text:line-break/>La verdad orienta la libertad y da sentido a la vida.</text:p>
      <text:p text:style-name="Normal"><draw:custom-shape svg:x="0in" svg:y="0in" svg:width="45.51042in" svg:height="0.00139in" draw:z-index="0" draw:id="id24" draw:style-name="a24" draw:name="Horizontal Line 1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3">📌</text:span><text:span text:style-name="T224"><text:s/>Resumen ultra breve para examen</text:span></text:p>
      <text:soft-page-break/>
      <text:p text:style-name="Normal">Buscar la verdad es conocer la realidad como es.<text:line-break/>La verdad orienta la libertad y da sentido a la vida.<text:line-break/>La universidad existe para fomentar esta búsqueda de forma rigurosa y crític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WW_CharLFO1LVL1" style:family="text">
      <style:text-properties style:font-name="Aptos Display" fo:font-weight="bold" style:font-weight-asian="bold" fo:color="#156082" fo:font-size="20pt" style:font-size-asian="20pt"/>
    </style:style>
    <style:style style:name="WW_CharLFO1LVL2" style:family="text">
      <style:text-properties style:font-name="Aptos Display" fo:font-weight="bold" style:font-weight-asian="bold" fo:color="#0F4761" fo:font-size="16pt" style:font-size-asian="16pt"/>
    </style:style>
    <style:style style:name="WW_CharLFO1LVL3" style:family="text">
      <style:text-properties style:font-name="Aptos Display" fo:font-weight="bold" style:font-weight-asian="bold" fo:color="#0F4761" fo:font-size="12pt" style:font-size-asian="12pt"/>
    </style:style>
    <text:list-style style:name="EstiloPropio" style:display-name="EstiloPropio">
      <text:list-level-style-number text:level="1" text:style-name="WW_CharLFO1LVL1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list-format-name="NLF0" style:num-format="1" text:start-value="11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fia Perez Puerta</meta:initial-creator>
    <dc:creator>Sofia Perez Puerta</dc:creator>
    <meta:creation-date>2026-03-03T10:31:00Z</meta:creation-date>
    <dc:date>2026-03-03T10:34:00Z</dc:date>
    <meta:template xlink:href="Normal.dotm" xlink:type="simple"/>
    <meta:editing-cycles>1</meta:editing-cycles>
    <meta:editing-duration>PT180S</meta:editing-duration>
    <meta:document-statistic meta:page-count="9" meta:paragraph-count="11" meta:word-count="898" meta:character-count="5827" meta:row-count="41" meta:non-whitespace-character-count="4940"/>
  </office:meta>
</office:document-meta>
</file>